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fo:background-color="#305496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8EA9DB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 fo:background-color="#8EA9D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 fo:background-color="transparent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transparent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305496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8EA9DB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8EA9DB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10.18645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8.2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ro9" style:family="table-row">
      <style:table-row-properties style:row-height="31.5pt" style:use-optimal-row-height="false" fo:break-before="auto"/>
    </style:style>
    <style:style style:name="ro10" style:family="table-row">
      <style:table-row-properties style:row-height="27.7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90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4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0">
            <text:p>Użytkownik rejestruje się z poprawnymi danymi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otwiera stronę automationpractise.com</text:p>
          </table:table-cell>
          <table:table-cell office:value-type="string" table:style-name="ce5">
            <text:p>Strona otwiera się poprawnie, można się zarejestrowa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osiada adres mail do rejestracji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1. Kliknij na "Zarejestruj się"</text:p>
          </table:table-cell>
          <table:table-cell office:value-type="string" table:style-name="ce5">
            <text:p>Przejście do strony rejestracji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4">
            <text:p>2. Podaj poprawny adres mail i kliknij przycik "Kontynuuj"</text:p>
          </table:table-cell>
          <table:table-cell office:value-type="string" table:style-name="ce5">
            <text:p>Przejście do strony rejestracji, kontynuacja rejestracji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3. Wprowadź imię i nazwisko oraz hasło</text:p>
          </table:table-cell>
          <table:table-cell office:value-type="string" table:style-name="ce5">
            <text:p>Przycisk "Zarejestruj się" zostaje odblokowany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4. Kliknij "Zarejestruj się"</text:p>
          </table:table-cell>
          <table:table-cell office:value-type="string" table:style-name="ce5">
            <text:p>Użytkownik zostaje przekierowany na stronę główną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2">
            <text:p>Podsumowani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3"/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0">
            <text:p>Użytkownik edytuje swój profil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jest zalogowany na automationpractise.com</text:p>
          </table:table-cell>
          <table:table-cell office:value-type="string" table:style-name="ce5">
            <text:p>Użytkownik ma możliwość przejścia do zakładki My accounts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4">
            <text:p>1. Wejdź w zakładkę z profilem uzytkownika w prawym górnym menu</text:p>
          </table:table-cell>
          <table:table-cell office:value-type="string" table:style-name="ce5">
            <text:p>Użytkownik <text:s/>przechodzi do strony My Accoun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2. Kliknij "My personal information"</text:p>
          </table:table-cell>
          <table:table-cell office:value-type="string" table:style-name="ce5">
            <text:p>Użytkownik przechodzi do strony z danymi profilu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4">
            <text:p>3. Zmień informację profilowe: imię, nazwisko, datę urodzenia, hasło</text:p>
          </table:table-cell>
          <table:table-cell office:value-type="string" table:style-name="ce5">
            <text:p>Użytkownik ma możliwość wprowadzenia danych<text:s/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4. Kliknij "Save"</text:p>
          </table:table-cell>
          <table:table-cell office:value-type="string" table:style-name="ce5">
            <text:p>Dane zapisują się poprawnie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4">
            <text:p>5. Sprawdź czy dane zostały zapisane</text:p>
          </table:table-cell>
          <table:table-cell office:value-type="string" table:style-name="ce5">
            <text:p>Wprowadzone dane powinny zostć zapisane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2">
            <text:p>Podsumowanie</text:p>
          </table:table-cell>
          <table:covered-table-cell/>
          <table:table-cell table:number-columns-repeated="16381"/>
        </table:table-row>
        <table:table-row table:style-name="ro7">
          <table:table-cell/>
          <table:table-cell office:value-type="string" table:number-columns-spanned="2" table:number-rows-spanned="1" table:style-name="ce14">
            <text:p>Test sprawdza czy uzytkownik ma możliwość zmiany danych personalnych oraz czy poprawnie zapisują się w profilu.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0">
            <text:p>Użytkownik wybiera produkt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jest zalogowany na automationpractise.com</text:p>
          </table:table-cell>
          <table:table-cell office:value-type="string" table:style-name="ce5">
            <text:p>Użytkownik ma możliwość przejścia do zakładki My accounts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table:style-name="ce3"/>
          <table:table-cell table:number-columns-repeated="16381"/>
        </table:table-row>
        <table:table-row table:style-name="ro1">
          <table:table-cell/>
          <table:table-cell table:style-name="ce4"/>
          <table:table-cell table:style-name="ce5"/>
          <table:table-cell table:number-columns-repeated="16381"/>
        </table:table-row>
        <table:table-row table:style-name="ro1">
          <table:table-cell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1. Ze strony głównej wchodzimy w produkt Printed Chiffon Dress</text:p>
          </table:table-cell>
          <table:table-cell office:value-type="string" table:style-name="ce5">
            <text:p>Otwiera się strona z produktem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8">
            <text:p><text:span text:style-name="T1">2</text:span>.<text:span text:style-name="T1"><text:s/>W polu Quntity wpisz 0, a następnie kliknij Add to cart</text:span></text:p>
          </table:table-cell>
          <table:table-cell office:value-type="string" table:style-name="ce5">
            <text:p>Wyskakuje popup "Null quantity". Produkt nie zostaje dodany do koszyka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3. Wejdź ponownie w produkt <text:s/>Printed Chiffon Dress zmień ilość</text:p>
          </table:table-cell>
          <table:table-cell office:value-type="string" table:style-name="ce5">
            <text:p>Użytkownik może zmienić ilość na dowolną &gt; 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4. Zmień rozmiar</text:p>
          </table:table-cell>
          <table:table-cell office:value-type="string" table:style-name="ce5">
            <text:p>Użytkownik może zmienić rozmiar pośród dostępnych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5. Zmień kolor</text:p>
          </table:table-cell>
          <table:table-cell office:value-type="string" table:style-name="ce5">
            <text:p>Użytkownik może zmienić kolor pośród dostępnych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6. Kliknij Add to cart<text:s/></text:p>
          </table:table-cell>
          <table:table-cell office:value-type="string" table:style-name="ce5">
            <text:p>Pojawi się okno z zawartością koszyka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7. Sprawdź czy ustawione wartości są prawidłowe</text:p>
          </table:table-cell>
          <table:table-cell office:value-type="string" table:style-name="ce5">
            <text:p>W koszyku produkt widnieje zgodnie z ustawionymi przez użytkownika wartościami</text:p>
          </table:table-cell>
          <table:table-cell table:number-columns-repeated="16381"/>
        </table:table-row>
        <table:table-row table:style-name="ro2">
          <table:table-cell/>
          <table:table-cell table:style-name="ce4"/>
          <table:table-cell table:style-name="ce5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2">
            <text:p>Podsumowanie</text:p>
          </table:table-cell>
          <table:covered-table-cell/>
          <table:table-cell table:number-columns-repeated="16381"/>
        </table:table-row>
        <table:table-row table:style-name="ro7">
          <table:table-cell/>
          <table:table-cell office:value-type="string" table:number-columns-spanned="2" table:number-rows-spanned="1" table:style-name="ce14">
            <text:p>Test sprawdza poprawność danych podczas wyboru produktu, czy użytkownik może dowolnie wybrać ilość rozmiar oraz kolor zgodnie z tym co pokazane jest n stronie.</text:p>
          </table:table-cell>
          <table:covered-table-cell/>
          <table:table-cell table:number-columns-repeated="16381"/>
        </table:table-row>
        <table:table-row table:number-rows-repeated="21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0">
            <text:p>Użytkownik dodaje dwa produkty do koszyka I dokonuje zakupu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otwiera stronę automationpractise.com</text:p>
          </table:table-cell>
          <table:table-cell office:value-type="string" table:style-name="ce5">
            <text:p>Strona otwiera się poprawnie, można się zarejestrowa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osiada adres mail do rejestracji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1. Ze strony głównej wchodzimy w kategorię ubrań dla kobit.</text:p>
          </table:table-cell>
          <table:table-cell office:value-type="string" table:style-name="ce5">
            <text:p>Otwiera się dział kobiecy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8">
            <text:p><text:span text:style-name="T1">2</text:span>.<text:span text:style-name="T1"><text:s/>Dodaj dwa elementy do koszyka.</text:span></text:p>
          </table:table-cell>
          <table:table-cell office:value-type="string" table:style-name="ce5">
            <text:p>W koszyku zostają umieszczone dwa elementy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3. Przejdź do potwierdzenia zakupu.</text:p>
          </table:table-cell>
          <table:table-cell office:value-type="string" table:style-name="ce5">
            <text:p>Otwarta zostaje strona z wyborem metody płatności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4. Jako metodę płatności, wybierz przelew bankowy.</text:p>
          </table:table-cell>
          <table:table-cell office:value-type="string" table:style-name="ce5">
            <text:p>Metoda płatności zostaje wybrana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5. Potwierdź zamówienie</text:p>
          </table:table-cell>
          <table:table-cell office:value-type="string" table:style-name="ce5">
            <text:p>Zamówienie zostaje potwierdzone. Wyświetlona zostaje informacja "Your order on My Store is complete."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6. Kliknij Add to cart<text:s/></text:p>
          </table:table-cell>
          <table:table-cell office:value-type="string" table:style-name="ce5">
            <text:p>Pojawi się okno z zawartością koszyka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4">
            <text:p>7. Zweryfikuj zawartośćkoszyka.</text:p>
          </table:table-cell>
          <table:table-cell office:value-type="string" table:style-name="ce5">
            <text:p>Koszyk jest pusty.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2">
            <text:p>Podsumowani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office:value-type="string" table:number-columns-spanned="2" table:number-rows-spanned="1" table:style-name="ce13">
            <text:p>Test weryfikuje popraność dodania elementów do koszyka I przejście przez proces dokonania zakupu.</text:p>
          </table:table-cell>
          <table:covered-table-cell/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0">
            <text:p>Użytkownik dodaje elemt do koszyka I usuwa go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PRE-CONDITIONS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otwiera stronę automationpractise.com</text:p>
          </table:table-cell>
          <table:table-cell office:value-type="string" table:style-name="ce5">
            <text:p>Strona otwiera się poprawnie, można się zarejestrować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6">
            <text:p>Posiada adres mail do rejestracji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1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2">
            <text:p>Kroki</text:p>
          </table:table-cell>
          <table:table-cell office:value-type="string" table:style-name="ce3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1. Ze strony głównej wchodzimy w kategorię ubrań dla kobit.</text:p>
          </table:table-cell>
          <table:table-cell office:value-type="string" table:style-name="ce5">
            <text:p>Otwiera się dział kobiecy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8">
            <text:p><text:span text:style-name="T1">2</text:span>.<text:span text:style-name="T1"><text:s/>Dodaj jeden element do koszyka.</text:span></text:p>
          </table:table-cell>
          <table:table-cell office:value-type="string" table:style-name="ce5">
            <text:p>W koszyku zostaje umieszczony jeden element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3. Usuń element z koszyka.</text:p>
          </table:table-cell>
          <table:table-cell office:value-type="string" table:style-name="ce5">
            <text:p>Element zostaje usunięty.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4">
            <text:p>4. Zweryfikuj wyświetloną wiadomość.</text:p>
          </table:table-cell>
          <table:table-cell office:value-type="string" table:style-name="ce5">
            <text:p>Wyświetlona zostaje wiadomość o treści: "Your shopping cart is empty."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2">
            <text:p>Podsumowani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office:value-type="string" table:number-columns-spanned="2" table:number-rows-spanned="1" table:style-name="ce13">
            <text:p>Test weryfikuje możliwość usuwania z elementów z koszyka.</text:p>
          </table:table-cell>
          <table:covered-table-cell/>
          <table:table-cell table:number-columns-repeated="16381"/>
        </table:table-row>
        <table:table-row table:number-rows-repeated="10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5">
            <text:p>Użytkownik wysyła wiadomość używając prawidłowych danych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Warunki wstępne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otwiera stronę automationpractice.com</text:p>
          </table:table-cell>
          <table:table-cell office:value-type="string" table:style-name="ce5">
            <text:p>Wyświetlona jest strona główna z możwilością wybrania opcji "Contact us"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posiada prawidłowy adres email</text:p>
          </table:table-cell>
          <table:table-cell table:style-name="ce5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1. Wybierz "Contact us".</text:p>
          </table:table-cell>
          <table:table-cell office:value-type="string" table:style-name="ce5">
            <text:p>Wyświetlony zostaje formularz umożliwiający wysłanie wiadomości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2. W sekcji "Subject Heading" wybierz "Customer Service".</text:p>
          </table:table-cell>
          <table:table-cell office:value-type="string" table:style-name="ce5">
            <text:p>Wybrana opcja zostaje zatwierdzon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3. Podaj prawidłowy adres email.</text:p>
          </table:table-cell>
          <table:table-cell table:style-name="ce5"/>
          <table:table-cell table:number-columns-repeated="16381"/>
        </table:table-row>
        <table:table-row table:style-name="ro6">
          <table:table-cell/>
          <table:table-cell office:value-type="string" table:style-name="ce4">
            <text:p>4. Kliknij przycisk "Send".</text:p>
          </table:table-cell>
          <table:table-cell office:value-type="string" table:style-name="ce5">
            <text:p>Wyświetlony zostaje komunikat o braku treści wysyłanej wiadomości.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7">
            <text:p>Podsumowanie</text:p>
          </table:table-cell>
          <table:covered-table-cell/>
          <table:table-cell table:number-columns-repeated="16381"/>
        </table:table-row>
        <table:table-row table:style-name="ro8">
          <table:table-cell/>
          <table:table-cell office:value-type="string" table:number-columns-spanned="2" table:number-rows-spanned="1" table:style-name="ce18">
            <text:p>Test weryfikujący komunikat wyświetlany przy wysyłaniu pustej wiadomości przy użyciu poprawnych danych.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5">
            <text:p>Użytkownik wysyła wiadomość używając nieprawidłowego adresu email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Warunki wstępne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otwiera stronę automationpractice.com</text:p>
          </table:table-cell>
          <table:table-cell office:value-type="string" table:style-name="ce5">
            <text:p>Wyświetlona jest strona główna z możwilością wybrania opcji "Contact us"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1. Wybierz "Contact us".</text:p>
          </table:table-cell>
          <table:table-cell office:value-type="string" table:style-name="ce5">
            <text:p>Wyświetlony zostaje formularz umożliwiający wysłanie wiadomości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2. W sekcji "Subject Heading" wybierz "Customer Service".</text:p>
          </table:table-cell>
          <table:table-cell office:value-type="string" table:style-name="ce5">
            <text:p>Wybrana opcja zostaje zatwierdzona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3. Podaj nieprawidłowy adres email.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table:style-name="ce4">
            <text:p>4. W polu treści wiadomości wpisz dowolny ciąg znaków.</text:p>
          </table:table-cell>
          <table:table-cell office:value-type="string" table:style-name="ce5">
            <text:p>Użytkownik ma możliwość wprowadzenia tekstu.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4">
            <text:p>5. Kliknij przycisk "Send".</text:p>
          </table:table-cell>
          <table:table-cell office:value-type="string" table:style-name="ce5">
            <text:p>Wyświetlony zostaje komunikat o niepoprawnym adresie email.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7">
            <text:p>Podsumowanie</text:p>
          </table:table-cell>
          <table:covered-table-cell/>
          <table:table-cell table:number-columns-repeated="16381"/>
        </table:table-row>
        <table:table-row table:style-name="ro9">
          <table:table-cell/>
          <table:table-cell office:value-type="string" table:number-columns-spanned="2" table:number-rows-spanned="1" table:style-name="ce18">
            <text:p>Test weryfikujący komunikat wyświetlany przy wysyłaniu wiadomości przy użyciu niepoprawnego adresu email.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5">
            <text:p>Użytkownik wysyła pustą wiadomość używając nieprawidłowego adresu email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Warunki wstępne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otwiera stronę automationpractice.com</text:p>
          </table:table-cell>
          <table:table-cell office:value-type="string" table:style-name="ce5">
            <text:p>Wyświetlona jest strona główna z możwilością wybrania opcji "Contact us"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posiada prawidłowy adres email.</text:p>
          </table:table-cell>
          <table:table-cell table:style-name="ce5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1. Wybierz "Contact us".</text:p>
          </table:table-cell>
          <table:table-cell office:value-type="string" table:style-name="ce5">
            <text:p>Wyświetlony zostaje formularz umożliwiający wysłanie wiadomości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2. W sekcji "Subject Heading" wybierz "Customer Service".</text:p>
          </table:table-cell>
          <table:table-cell office:value-type="string" table:style-name="ce5">
            <text:p>Wybrana opcja zostaje zatwierdzona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3. Podaj prawidłowy adres email.</text:p>
          </table:table-cell>
          <table:table-cell table:style-name="ce5"/>
          <table:table-cell table:number-columns-repeated="16381"/>
        </table:table-row>
        <table:table-row table:style-name="ro6">
          <table:table-cell/>
          <table:table-cell office:value-type="string" table:style-name="ce4">
            <text:p>4. Kliknij przycisk "Send".</text:p>
          </table:table-cell>
          <table:table-cell office:value-type="string" table:style-name="ce5">
            <text:p>Wyświetlony zostaje komunikat o braku treści wysyłanej wiadomości.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7">
            <text:p>Podsumowanie</text:p>
          </table:table-cell>
          <table:covered-table-cell/>
          <table:table-cell table:number-columns-repeated="16381"/>
        </table:table-row>
        <table:table-row table:style-name="ro10">
          <table:table-cell/>
          <table:table-cell office:value-type="string" table:number-columns-spanned="2" table:number-rows-spanned="1" table:style-name="ce18">
            <text:p>Test weryfikujący komunikat wyświetlany przy wysyłaniu pustej wiadomości przy użyciu poprawnych danych.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5">
            <text:p>Użytkownik wysyła wiadomość używając prawidłowego adresu email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Warunki wstępne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otwiera stronę automationpractice.com</text:p>
          </table:table-cell>
          <table:table-cell office:value-type="string" table:style-name="ce5">
            <text:p>Wyświetlona jest strona główna z możwilością wybrania opcji "Contact us"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posiada prawidłowy adres email</text:p>
          </table:table-cell>
          <table:table-cell table:style-name="ce5"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1. Wybierz "Contact us".</text:p>
          </table:table-cell>
          <table:table-cell office:value-type="string" table:style-name="ce5">
            <text:p>Wyświetlony zostaje formularz umożliwiający wysłanie wiadomości.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2. W sekcji "Subject Heading" wybierz "Customer Service".</text:p>
          </table:table-cell>
          <table:table-cell office:value-type="string" table:style-name="ce5">
            <text:p>Wybrana opcja zostaje zatwierdzona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4">
            <text:p>3. Podaj prawidłowy adres email.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table:style-name="ce4">
            <text:p>4. W polu treści wiadomości wpisz dowolny ciąg znaków.</text:p>
          </table:table-cell>
          <table:table-cell office:value-type="string" table:style-name="ce5">
            <text:p>Użytkownik ma możliwość wprowadzenia tekstu.</text:p>
          </table:table-cell>
          <table:table-cell table:number-columns-repeated="16381"/>
        </table:table-row>
        <table:table-row table:style-name="ro6">
          <table:table-cell/>
          <table:table-cell office:value-type="string" table:style-name="ce4">
            <text:p>5. Kliknij przycisk "Send".</text:p>
          </table:table-cell>
          <table:table-cell office:value-type="string" table:style-name="ce5">
            <text:p>Wyświetlony zostaje komunikat o poprawnie wysłanej wiadomości.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7">
            <text:p>Podsumowanie</text:p>
          </table:table-cell>
          <table:covered-table-cell/>
          <table:table-cell table:number-columns-repeated="16381"/>
        </table:table-row>
        <table:table-row table:style-name="ro11">
          <table:table-cell/>
          <table:table-cell office:value-type="string" table:number-columns-spanned="2" table:number-rows-spanned="1" table:style-name="ce19">
            <text:p>Test weryfikujący komunikat wyświetlany przy wysyłaniu wiadomości przy użyciu poprawnego adresu email.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5">
            <text:p>Użytkownik wysyła wiadomość używając prawidłowego adresu email.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Warunki wstępne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4">
            <text:p>Użytkownik otwiera stronę automationpractice.com</text:p>
          </table:table-cell>
          <table:table-cell office:value-type="string" table:style-name="ce5">
            <text:p>Wyświetlona jest strona główna z menu dostępnym w dolnej części strony.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6">
            <text:p>Scenariusz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office:value-type="string" table:style-name="ce8">
            <text:p>Kroki</text:p>
          </table:table-cell>
          <table:table-cell office:value-type="string" table:style-name="ce9">
            <text:p>Oczekiwany rezultat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4">
            <text:p>1. <text:s/>W sekcji "Categories" dostępne są podkategorie: Women, Dresses, T-shirts.</text:p>
          </table:table-cell>
          <table:table-cell table:style-name="ce5"/>
          <table:table-cell table:number-columns-repeated="16381"/>
        </table:table-row>
        <table:table-row table:style-name="ro5">
          <table:table-cell/>
          <table:table-cell office:value-type="string" table:style-name="ce4">
            <text:p>2.Użytkownik przechodzi kolejno po wyżej wymienionych podkategoriach.</text:p>
          </table:table-cell>
          <table:table-cell office:value-type="string" table:style-name="ce5">
            <text:p>Wyświetlone zostają treści odpowiednie do nazwy wybieranych podkategorii.</text:p>
          </table:table-cell>
          <table:table-cell table:number-columns-repeated="16381"/>
        </table:table-row>
        <table:table-row table:style-name="ro12">
          <table:table-cell/>
          <table:table-cell office:value-type="string" table:style-name="ce4">
            <text:p>3. W sekcji "Information" dostępne są odsyłacze: specjals, new products, best sellers, our stores, contact us, terms and conditions of use, about us, sitemap.</text:p>
          </table:table-cell>
          <table:table-cell table:style-name="ce5"/>
          <table:table-cell table:number-columns-repeated="16381"/>
        </table:table-row>
        <table:table-row table:style-name="ro13">
          <table:table-cell/>
          <table:table-cell office:value-type="string" table:style-name="ce4">
            <text:p>4. Użytkownik przechodzi kolejno po wyżej wymienionych podkategoriach wymienionych w punkcie nr 3.</text:p>
          </table:table-cell>
          <table:table-cell office:value-type="string" table:style-name="ce5">
            <text:p>Wyświetlone zostają treści odpowiednie do nazwy wybieranych podkategorii.</text:p>
          </table:table-cell>
          <table:table-cell table:number-columns-repeated="16381"/>
        </table:table-row>
        <table:table-row table:style-name="ro13">
          <table:table-cell/>
          <table:table-cell office:value-type="string" table:style-name="ce4">
            <text:p>5. W sekcji "My Account" dostępne są podkatogorie: my orders, my credit slips, my addresses, my personal info.</text:p>
          </table:table-cell>
          <table:table-cell table:style-name="ce5"/>
          <table:table-cell table:number-columns-repeated="16381"/>
        </table:table-row>
        <table:table-row table:style-name="ro14">
          <table:table-cell/>
          <table:table-cell office:value-type="string" table:style-name="ce4">
            <text:p>6.Użytkownik przechodzi kolejno po <text:s/>podkategoriach wymienionych w punkcie nr 4.</text:p>
          </table:table-cell>
          <table:table-cell office:value-type="string" table:style-name="ce5">
            <text:p>Wyświetlone zostają treści odpowiednie do nazwy wybieranych podkategorii.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2" table:number-rows-spanned="1" table:style-name="ce17">
            <text:p>Podsumowanie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office:value-type="string" table:number-columns-spanned="2" table:number-rows-spanned="1" table:style-name="ce19">
            <text:p>Test weryfikujący działanie odsyłaczy w dolnym menu strony.</text:p>
          </table:table-cell>
          <table:covered-table-cell/>
          <table:table-cell table:number-columns-repeated="16381"/>
        </table:table-row>
        <table:table-row table:number-rows-repeated="10483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Petunia ] XX</meta:initial-creator>
    <dc:creator>Mrmi</dc:creator>
    <meta:creation-date>2020-03-15T10:52:48Z</meta:creation-date>
    <dc:date>2020-05-20T01:42:37Z</dc:date>
    <meta:user-defined meta:name="WorkbookGuid">343827bf-4304-4e4c-aea9-d770304dc79c</meta:user-defined>
  </office:meta>
</office:document-meta>
</file>